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ee7a" officeooo:paragraph-rsid="000aee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DS intrusion détection system Suricata 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8T10:32:10.559440332</meta:creation-date>
    <dc:date>2020-09-18T10:37:00.975690807</dc:date>
    <meta:editing-duration>PT4M50S</meta:editing-duration>
    <meta:editing-cycles>1</meta:editing-cycles>
    <meta:document-statistic meta:table-count="0" meta:image-count="0" meta:object-count="0" meta:page-count="1" meta:paragraph-count="1" meta:word-count="6" meta:character-count="41" meta:non-whitespace-character-count="36"/>
    <meta:generator>LibreOffice/6.1.5.2$Linux_X86_64 LibreOffice_project/10$Build-2</meta:generator>
  </office:meta>
</office:document-meta>
</file>